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Soziales Denken in der Informatik</text:title></text:p>
      <text:p text:style-name="OrgTitle"/>
      <text:p text:style-name="OrgSubtitle">
<text:user-defined style:data-style-name="N0" text:name="subtitle">
Uni Wien, SS2021 <text:line-break/></text:user-defined>

</text:p>
      <text:p text:style-name="OrgSubtitle"/>
      <text:p text:style-name="OrgSubtitle"><text:a xlink:type="simple" xlink:href="mailto:dominikpegler@posteo.net"><text:initial-creator>Dominik PEGLER</text:initial-creator></text:a></text:p>
      <text:p text:style-name="OrgSubtitle"/>
      <text:p text:style-name="OrgSubtitle">12.10.2020</text:p>
      <text:p text:style-name="OrgSubtitle"/>
      <text:table-of-content text:style-name="OrgIndexSection" text:protected="true" text:name="Table of Contents">
        <text:table-of-content-source text:outline-level="1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Contents_20_1"><text:a xlink:type="simple" xlink:href="#orgd7fdab4">Notes zu den Einheiten</text:a></text:p>
          <text:p text:style-name="Contents_20_1"><text:a xlink:type="simple" xlink:href="#org1f45238">Arbeiten</text:a></text:p>
        </text:index-body>
      </text:table-of-content>
      <text:h text:style-name="Heading_20_1_unnumbered" text:outline-level="1" text:is-list-header="true">
<text:bookmark-start text:name="OrgXref.orgd7fdab4"/>
<text:bookmark text:name="orgd7fdab4"/>Notes zu den Einheiten
<text:bookmark-end text:name="OrgXref.orgd7fdab4"/></text:h>
      <text:h text:style-name="Heading_20_2_unnumbered" text:outline-level="2" text:is-list-header="true">
<text:bookmark-start text:name="OrgXref.org1ee4111"/>
<text:bookmark text:name="org1ee4111"/>1. Einheit Fr 19.03.2021 9:30
<text:bookmark-end text:name="OrgXref.org1ee4111"/></text:h>
      <text:h text:style-name="Heading_20_2_unnumbered" text:outline-level="2" text:is-list-header="true">
<text:bookmark-start text:name="OrgXref.org045c9c8"/>
<text:bookmark text:name="org045c9c8"/>2. Einheit Fr 26.03.2021 9:30
<text:bookmark-end text:name="OrgXref.org045c9c8"/></text:h>
      <text:h text:style-name="Heading_20_1_unnumbered" text:outline-level="1" text:is-list-header="true">
<text:bookmark-start text:name="OrgXref.org1f45238"/>
<text:bookmark text:name="org1f45238"/>Arbeiten
<text:bookmark-end text:name="OrgXref.org1f45238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     <office:document-meta
         xmlns:office="urn:oasis:names:tc:opendocument:xmlns:office:1.0"
         xmlns:xlink="http://www.w3.org/1999/xlink"
         xmlns:dc="http://purl.org/dc/elements/1.1/"
         xmlns:meta="urn:oasis:names:tc:opendocument:xmlns:meta:1.0"
         xmlns:ooo="http://openoffice.org/2004/office"
         office:version="1.2">
       <office:meta>
<dc:creator>Dominik PEGLER</dc:creator>
<meta:initial-creator>Dominik PEGLER</meta:initial-creator>
<dc:date>2021-03-19T15:18:36</dc:date>
<meta:creation-date>2021-03-19T15:18:36</meta:creation-date>
<meta:generator>Emacs 27.1 (Org mode 9.4.4)</meta:generator>
<meta:keyword></meta:keyword>
<dc:subject></dc:subject>
<dc:title>Soziales Denken in der Informatik</dc:title>
<meta:user-defined meta:name="subtitle">Uni Wien, SS2021 <text:line-break/></meta:user-defined>

  </office:meta>
</office:document-meta>
</file>